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rtEvent.AbstractPartEvent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FieldPartEvent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Event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FieldPartEvent.DefaultFormFieldPartEvent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Events.file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ormFieldPartEvent.DefaultFormFieldPartEvent( HttpHeaders headers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Event.DefaultPartEvent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FieldPartEvent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Event.DefaultPartEvent( HttpHeaders headers , DataBuffer content , boolean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artEvent.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tEvent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FieldPartEvent.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Events.form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Events.create(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ilePartEvent.DefaultFilePartEvent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Events.create( HttpHeaders headers , DataBuffer dataBuffer , boolean is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ePartEvent.DefaultFilePartEvent( HttpHeaders headers , DataBuffer content , boolean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Events.file( HttpHeaders headers , DataBuffer dataBuffer ,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artEvents.form( HttpHeaders headers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